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line-height="130%" fo:orphans="2" fo:widows="2" fo:text-indent="0cm" style:auto-text-indent="false" fo:padding-left="0cm" fo:padding-right="0cm" fo:padding-top="0cm" fo:padding-bottom="0.049cm" fo:border-left="none" fo:border-right="none" fo:border-top="none" fo:border-bottom="0.06pt solid #a2a9b1"/>
      <style:text-properties fo:font-variant="normal" fo:text-transform="none" fo:color="#000000" loext:opacity="100%" style:font-name="Linux Libertine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bc7a00" loext:opacity="100%" style:font-name="monospace" fo:font-size="9.75pt" fo:letter-spacing="normal" fo:font-style="normal" fo:font-weight="normal" fo:background-color="#f8f8f8" loext:padding="0.132cm" loext:border="0.06pt solid #a2a9b1"/>
    </style:style>
    <style:style style:name="P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8000" loext:opacity="100%" style:font-name="monospace" fo:font-size="9.75pt" fo:letter-spacing="normal" fo:font-style="normal" fo:font-weight="bold" fo:background-color="#f8f8f8" loext:padding="0.132cm" loext:border="0.06pt solid #a2a9b1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 style:writing-mode="lr-tb"/>
      <style:text-properties fo:font-variant="normal" fo:text-transform="none" fo:color="#008000" loext:opacity="100%" style:font-name="monospace" fo:font-size="9.75pt" fo:letter-spacing="normal" fo:font-style="normal" fo:font-weight="bold" fo:background-color="#f8f8f8" loext:padding="0.132cm" loext:border="0.06pt solid #a2a9b1"/>
    </style:style>
    <style:style style:name="P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 style:writing-mode="lr-tb"/>
      <style:text-properties fo:font-variant="normal" fo:text-transform="none" fo:color="#000000" loext:opacity="100%" fo:letter-spacing="normal" fo:background-color="#f8f8f8" loext:padding="0.132cm" loext:border="0.06pt solid #a2a9b1"/>
    </style:style>
    <style:style style:name="P6" style:family="paragraph" style:parent-style-name="Standard">
      <style:text-properties officeooo:paragraph-rsid="001949b4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645ad" loext:opacity="100%" style:text-line-through-style="none" style:text-line-through-type="none" style:font-name="sans-serif" fo:font-size="9.75pt" fo:letter-spacing="normal" fo:font-style="normal" style:text-underline-style="none" fo:font-weight="normal" style:text-blinking="false" fo:background-color="#f8f9fa" loext:padding="0.132cm" loext:border="0.06pt solid #a2a9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9b4" style:font-weight-asian="bold" style:font-weight-complex="bold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color="#008000" loext:opacity="100%" style:font-name="monospace" fo:font-size="9.75pt" fo:font-style="normal" fo:font-weight="bold"/>
    </style:style>
    <style:style style:name="T6" style:family="text">
      <style:text-properties fo:color="#7d9029" loext:opacity="100%" style:font-name="monospace" fo:font-size="9.75pt" fo:font-style="normal" fo:font-weight="normal"/>
    </style:style>
    <style:style style:name="T7" style:family="text">
      <style:text-properties fo:color="#ba2121" loext:opacity="100%" style:font-name="monospace" fo:font-size="9.75pt" fo:font-style="normal" fo:font-weight="normal"/>
    </style:style>
    <style:style style:name="T8" style:family="text">
      <style:text-properties officeooo:rsid="001949b4"/>
    </style:style>
    <style:style style:name="T9" style:family="text">
      <style:text-properties fo:font-variant="normal" fo:text-transform="none" fo:color="#222222" loext:opacity="100%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loext:opacity="100%" style:font-name="sans-serif" fo:font-size="10.5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222222" loext:opacity="100%" style:font-name="sans-serif" fo:font-size="10.5pt" fo:letter-spacing="normal" fo:font-style="normal" fo:font-weight="normal" officeooo:rsid="001949b4" style:font-weight-asian="bold" style:font-weight-complex="bold"/>
    </style:style>
    <style:style style:name="T12" style:family="text"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 text:name="Enunciado"/>Enunciado</text:h>
      <text:p text:style-name="P8">O XML deste escenario é o seguinte.</text:p>
      <text:p text:style-name="P9">Contraer</text:p>
      <text:p text:style-name="P2">&lt;?xml version="1.0" encoding="utf-8"?&gt;</text:p>
      <text:p text:style-name="P3">&lt;equipos&gt;</text:p>
      <text:p text:style-name="P5"><text:s/><text:span text:style-name="T5">&lt;máquina</text:span><text:span text:style-name="T4"> </text:span><text:span text:style-name="T6">nome=</text:span><text:span text:style-name="T7">"PC017"</text:span><text:span text:style-name="T5">&gt;</text:span></text:p>
      <text:p text:style-name="P5"><text:s text:c="2"/><text:span text:style-name="T5">&lt;hardware&gt;</text:span></text:p>
      <text:p text:style-name="P5"><text:s text:c="3"/><text:span text:style-name="T5">&lt;tipo&gt;</text:span><text:span text:style-name="T4">PC Sobremesa</text:span><text:span text:style-name="T5">&lt;/tipo&gt;</text:span></text:p>
      <text:p text:style-name="P5"><text:s text:c="3"/><text:span text:style-name="T5">&lt;fabricante&gt;</text:span><text:span text:style-name="T4">Dell</text:span><text:span text:style-name="T5">&lt;/fabricante&gt;</text:span></text:p>
      <text:p text:style-name="P5"><text:s text:c="3"/><text:span text:style-name="T5">&lt;procesador</text:span><text:span text:style-name="T4"> </text:span><text:span text:style-name="T6">marca=</text:span><text:span text:style-name="T7">"Intel"</text:span><text:span text:style-name="T4"> </text:span><text:span text:style-name="T6">num_nucleos=</text:span><text:span text:style-name="T7">"4"</text:span><text:span text:style-name="T4"> </text:span><text:span text:style-name="T6">velocidade=</text:span><text:span text:style-name="T7">"3,1"</text:span><text:span text:style-name="T5">&gt;</text:span><text:span text:style-name="T4">i7</text:span><text:span text:style-name="T5">&lt;/procesador&gt;</text:span></text:p>
      <text:p text:style-name="P5"><text:s text:c="3"/><text:span text:style-name="T5">&lt;memoria</text:span><text:span text:style-name="T4"> </text:span><text:span text:style-name="T6">tecnoloxía=</text:span><text:span text:style-name="T7">"DDR3"</text:span><text:span text:style-name="T5">&gt;</text:span><text:span text:style-name="T4">8</text:span><text:span text:style-name="T5">&lt;/memoria&gt;</text:span></text:p>
      <text:p text:style-name="P5"><text:s text:c="3"/><text:span text:style-name="T5">&lt;disco</text:span><text:span text:style-name="T4"> </text:span><text:span text:style-name="T6">tecnoloxía=</text:span><text:span text:style-name="T7">"SATA"</text:span><text:span text:style-name="T4"> </text:span><text:span text:style-name="T6">capacidade=</text:span><text:span text:style-name="T7">"2000"</text:span><text:span text:style-name="T5">/&gt;</text:span></text:p>
      <text:p text:style-name="P5"><text:s text:c="3"/><text:span text:style-name="T5">&lt;gravadora</text:span><text:span text:style-name="T4"> </text:span><text:span text:style-name="T6">tipo=</text:span><text:span text:style-name="T7">"DVD"</text:span><text:span text:style-name="T5">/&gt;</text:span></text:p>
      <text:p text:style-name="P5"><text:s text:c="2"/><text:span text:style-name="T5">&lt;/hardware&gt;</text:span></text:p>
      <text:p text:style-name="P5"><text:s text:c="2"/><text:span text:style-name="T5">&lt;config&gt;</text:span></text:p>
      <text:p text:style-name="P5"><text:s text:c="3"/><text:span text:style-name="T5">&lt;OS&gt;</text:span><text:span text:style-name="T4">Windows 7</text:span><text:span text:style-name="T5">&lt;/OS&gt;</text:span></text:p>
      <text:p text:style-name="P5"><text:s text:c="3"/><text:span text:style-name="T5">&lt;IP&gt;</text:span><text:span text:style-name="T4">192.168.20.105</text:span><text:span text:style-name="T5">&lt;/IP&gt;</text:span></text:p>
      <text:p text:style-name="P5"><text:s text:c="3"/><text:span text:style-name="T5">&lt;gateway&gt;</text:span><text:span text:style-name="T4">192.168.20.1</text:span><text:span text:style-name="T5">&lt;/gateway&gt;</text:span></text:p>
      <text:p text:style-name="P5"><text:s text:c="2"/><text:span text:style-name="T5">&lt;/config&gt;</text:span></text:p>
      <text:p text:style-name="P5"><text:s/><text:span text:style-name="T5">&lt;/máquina&gt;</text:span></text:p>
      <text:p text:style-name="P5"><text:s/><text:span text:style-name="T5">&lt;máquina</text:span><text:span text:style-name="T4"> </text:span><text:span text:style-name="T6">nome=</text:span><text:span text:style-name="T7">"GALILEO"</text:span><text:span text:style-name="T5">&gt;</text:span></text:p>
      <text:p text:style-name="P5"><text:s text:c="2"/><text:span text:style-name="T5">&lt;hardware&gt;</text:span></text:p>
      <text:p text:style-name="P5"><text:s text:c="3"/><text:span text:style-name="T5">&lt;tipo&gt;</text:span><text:span text:style-name="T4">Torre</text:span><text:span text:style-name="T5">&lt;/tipo&gt;</text:span></text:p>
      <text:p text:style-name="P5"><text:s text:c="3"/><text:span text:style-name="T5">&lt;fabricante&gt;</text:span><text:span text:style-name="T4">Fujitsu-Siemens</text:span><text:span text:style-name="T5">&lt;/fabricante&gt;</text:span></text:p>
      <text:p text:style-name="P5"><text:s text:c="3"/><text:span text:style-name="T5">&lt;procesador</text:span><text:span text:style-name="T4"> </text:span><text:span text:style-name="T6">marca=</text:span><text:span text:style-name="T7">"Intel"</text:span><text:span text:style-name="T4"> </text:span><text:span text:style-name="T6">num_nucleos=</text:span><text:span text:style-name="T7">"4"</text:span><text:span text:style-name="T4"> </text:span><text:span text:style-name="T6">velocidade=</text:span><text:span text:style-name="T7">"3"</text:span><text:span text:style-name="T5">&gt;</text:span><text:span text:style-name="T4">Xeon</text:span><text:span text:style-name="T5">&lt;/procesador&gt;</text:span></text:p>
      <text:p text:style-name="P5"><text:s text:c="3"/><text:span text:style-name="T5">&lt;memoria</text:span><text:span text:style-name="T4"> </text:span><text:span text:style-name="T6">tecnoloxía=</text:span><text:span text:style-name="T7">"DDR2"</text:span><text:span text:style-name="T5">&gt;</text:span><text:span text:style-name="T4">2</text:span><text:span text:style-name="T5">&lt;/memoria&gt;</text:span></text:p>
      <text:p text:style-name="P5"><text:s text:c="3"/><text:span text:style-name="T5">&lt;disco</text:span><text:span text:style-name="T4"> </text:span><text:span text:style-name="T6">tecnoloxía=</text:span><text:span text:style-name="T7">"SCSI"</text:span><text:span text:style-name="T4"> </text:span><text:span text:style-name="T6">capacidade=</text:span><text:span text:style-name="T7">"200"</text:span><text:span text:style-name="T5">/&gt;</text:span></text:p>
      <text:p text:style-name="P5"><text:soft-page-break/><text:s text:c="3"/><text:span text:style-name="T5">&lt;disco</text:span><text:span text:style-name="T4"> </text:span><text:span text:style-name="T6">tecnoloxía=</text:span><text:span text:style-name="T7">"SCSI"</text:span><text:span text:style-name="T4"> </text:span><text:span text:style-name="T6">capacidade=</text:span><text:span text:style-name="T7">"200"</text:span><text:span text:style-name="T5">/&gt;</text:span></text:p>
      <text:p text:style-name="P5"><text:s text:c="3"/><text:span text:style-name="T5">&lt;disco</text:span><text:span text:style-name="T4"> </text:span><text:span text:style-name="T6">tecnoloxía=</text:span><text:span text:style-name="T7">"SCSI"</text:span><text:span text:style-name="T4"> </text:span><text:span text:style-name="T6">capacidade=</text:span><text:span text:style-name="T7">"200"</text:span><text:span text:style-name="T5">/&gt;</text:span></text:p>
      <text:p text:style-name="P5"><text:s text:c="3"/><text:span text:style-name="T5">&lt;lectora</text:span><text:span text:style-name="T4"> </text:span><text:span text:style-name="T6">tipo=</text:span><text:span text:style-name="T7">"DVD"</text:span><text:span text:style-name="T5">/&gt;</text:span></text:p>
      <text:p text:style-name="P5"><text:s text:c="2"/><text:span text:style-name="T5">&lt;/hardware&gt;</text:span></text:p>
      <text:p text:style-name="P5"><text:s text:c="2"/><text:span text:style-name="T5">&lt;config&gt;</text:span></text:p>
      <text:p text:style-name="P5"><text:s text:c="3"/><text:span text:style-name="T5">&lt;role&gt;</text:span><text:span text:style-name="T4">Servidor de dominio</text:span><text:span text:style-name="T5">&lt;/role&gt;</text:span></text:p>
      <text:p text:style-name="P5"><text:s text:c="3"/><text:span text:style-name="T5">&lt;OS&gt;</text:span><text:span text:style-name="T4">Windows 2008 Server R2</text:span><text:span text:style-name="T5">&lt;/OS&gt;</text:span></text:p>
      <text:p text:style-name="P5"><text:s text:c="3"/><text:span text:style-name="T5">&lt;IP&gt;</text:span><text:span text:style-name="T4">192.168.20.10</text:span><text:span text:style-name="T5">&lt;/IP&gt;</text:span></text:p>
      <text:p text:style-name="P5"><text:s text:c="3"/><text:span text:style-name="T5">&lt;gateway&gt;</text:span><text:span text:style-name="T4">192.168.20.1</text:span><text:span text:style-name="T5">&lt;/gateway&gt;</text:span></text:p>
      <text:p text:style-name="P5"><text:s text:c="2"/><text:span text:style-name="T5">&lt;/config&gt;</text:span></text:p>
      <text:p text:style-name="P5"><text:s/><text:span text:style-name="T5">&lt;/máquina&gt;</text:span></text:p>
      <text:p text:style-name="P4">&lt;/equipos&gt;</text:p>
      <text:p text:style-name="Standard"/>
      <text:p text:style-name="Standard">-<text:tab/><text:span text:style-name="T8">1.</text:span><text:span text:style-name="T9"> As máquinas que contén o documento.</text:span></text:p>
      <text:p text:style-name="P6"><text:tab/><text:tab/><text:span text:style-name="T2">/</text:span><text:span text:style-name="T3">equipos/máquina</text:span></text:p>
      <text:p text:style-name="P6"/>
      <text:p text:style-name="P6">-<text:tab/><text:span text:style-name="T9">2. A información correspondente ao hardware das máquinas.</text:span> <text:span text:style-name="T8">Hard</text:span></text:p>
      <text:p text:style-name="P6"><text:tab/><text:tab/><text:span text:style-name="T2">/</text:span><text:span text:style-name="T3">equipos/máquina/hardware</text:span></text:p>
      <text:p text:style-name="P6"/>
      <text:p text:style-name="P6">-<text:tab/><text:span text:style-name="T9">3. A información de configuración das máquinas.</text:span></text:p>
      <text:p text:style-name="P6"/>
      <text:p text:style-name="P6"><text:tab/><text:tab/><text:span text:style-name="T2">/</text:span><text:span text:style-name="T3">equipos/máquina/config</text:span></text:p>
      <text:p text:style-name="P6"><text:span text:style-name="T9">-<text:tab/>4. A lista de fabricantes dos equipos.</text:span></text:p>
      <text:p text:style-name="P6"/>
      <text:p text:style-name="P6"><text:tab/><text:span text:style-name="T2"><text:tab/>/equipos/máquina/hardware/fabricante</text:span></text:p>
      <text:p text:style-name="P6"><text:span text:style-name="T2">-<text:tab/></text:span><text:span text:style-name="T10">5. A lista de discos que conteñen.</text:span></text:p>
      <text:p text:style-name="P6"><text:span text:style-name="T2"><text:tab/><text:tab/></text:span></text:p>
      <text:p text:style-name="P6"><text:span text:style-name="T2"><text:tab/><text:tab/>/</text:span><text:span text:style-name="T3">equipos/máquina/hardware/discos</text:span></text:p>
      <text:p text:style-name="P6"><text:span text:style-name="T3">-<text:tab/></text:span><text:span text:style-name="T11">6. Os enderezos IP.</text:span></text:p>
      <text:p text:style-name="P6"><text:span text:style-name="T3"/></text:p>
      <text:p text:style-name="P6"><text:span text:style-name="T3"><text:tab/><text:tab/>/equipos/máquina/config/IP</text:span></text:p>
      <text:p text:style-name="P6"><text:span text:style-name="T3">-<text:tab/></text:span><text:span text:style-name="T11">7. Os nomes das máquinas.</text:span></text:p>
      <text:p text:style-name="P6"><text:span text:style-name="T3"/></text:p>
      <text:p text:style-name="P6"><text:span text:style-name="T3"><text:tab/><text:tab/>/equipos/máquina/@nome</text:span></text:p>
      <text:p text:style-name="P6">-<text:tab/><text:span text:style-name="T9">8. Os nomes das máquinas que teñan gravadora óptica (DVD).</text:span></text:p>
      <text:p text:style-name="P6"><text:tab/><text:tab/></text:p>
      <text:p text:style-name="Standard"><text:span text:style-name="T2"><text:tab/><text:tab/>/</text:span><text:span text:style-name="T3">equipos</text:span><text:span text:style-name="T2">/máquina[hardware/gravadora[@tipo='DVD']]/@nome</text:span></text:p>
      <text:p text:style-name="Standard"><text:span text:style-name="T2">-<text:tab/></text:span><text:span text:style-name="T10">9. O sistema operativo das máquinas nas que figure o "role".</text:span></text:p>
      <text:p text:style-name="Standard"><text:span text:style-name="T12"/></text:p>
      <text:p text:style-name="Standard"><text:span text:style-name="T12"/></text:p>
      <text:p text:style-name="Standard"><text:span text:style-name="T12"><text:tab/><text:tab/>//máquina[config/role]/config/OS</text:span></text:p>
      <text:p text:style-name="P7"/>
      <text:p text:style-name="Standard"><text:soft-page-break/><text:span text:style-name="T2"><text:tab/><text:tab/></text:span></text:p>
      <text:p text:style-name="Standard"><text:span text:style-name="T2"><text:tab/><text:tab/>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3:57:34.170000000</meta:creation-date>
    <dc:date>2023-12-12T14:47:26.242000000</dc:date>
    <meta:editing-duration>PT49M52S</meta:editing-duration>
    <meta:editing-cycles>1</meta:editing-cycles>
    <meta:document-statistic meta:table-count="0" meta:image-count="0" meta:object-count="0" meta:page-count="3" meta:paragraph-count="61" meta:word-count="159" meta:character-count="1767" meta:non-whitespace-character-count="1556"/>
    <meta:generator>LibreOffice/7.4.6.2$Windows_X86_64 LibreOffice_project/5b1f5509c2decdade7fda905e3e1429a67acd63d</meta:generator>
  </office:meta>
</office:document-meta>
</file>